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b8cce4"/>
      <style:paragraph-properties fo:text-align="center" style:justify-single-word="false" fo:background-color="#b8cce4" fo:padding-left="0.0555in" fo:padding-right="0.0555in" fo:padding-top="0.0138in" fo:padding-bottom="0.0138in" fo:border="0.51pt solid #00000a"/>
    </style:style>
    <style:style style:name="P2" style:family="paragraph" style:parent-style-name="Standard">
      <loext:graphic-properties draw:fill="solid" draw:fill-color="#b8cce4"/>
      <style:paragraph-properties fo:text-align="start" style:justify-single-word="false" fo:background-color="#b8cce4" fo:padding-left="0.0555in" fo:padding-right="0.0555in" fo:padding-top="0.0138in" fo:padding-bottom="0.0138in" fo:border="0.51pt solid #00000a"/>
      <style:text-properties officeooo:rsid="00199ce7" officeooo:paragraph-rsid="00199ce7"/>
    </style:style>
    <style:style style:name="P3" style:family="paragraph" style:parent-style-name="Standard" style:master-page-name="Standard">
      <loext:graphic-properties draw:fill="solid" draw:fill-color="#b8cce4"/>
      <style:paragraph-properties fo:text-align="start" style:justify-single-word="false" style:page-number="auto" fo:background-color="#b8cce4" fo:padding-left="0.0555in" fo:padding-right="0.0555in" fo:padding-top="0.0138in" fo:padding-bottom="0.0138in" fo:border="0.51pt solid #00000a"/>
      <style:text-properties officeooo:rsid="00199ce7" officeooo:paragraph-rsid="00199ce7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2" style:family="text">
      <style:text-properties fo:font-weight="bold" style:font-weight-asian="bold"/>
    </style:style>
    <style:style style:name="gr1" style:family="graphic">
      <style:graphic-properties draw:stroke="solid" svg:stroke-width="0.028in" svg:stroke-color="#4f81bd" draw:marker-end="msArrowOpenEnd_20_5" draw:marker-end-width="0.1256in" draw:marker-end-center="false" draw:fill="none" draw:textarea-vertical-align="top" draw:auto-grow-height="false" fo:min-height="0.2717in" fo:min-width="0.2374in" fo:padding-top="0.0492in" fo:padding-bottom="0.0492in" fo:padding-left="0.0984in" fo:padding-right="0.0984in" fo:wrap-option="wrap" draw:shadow="visible" draw:shadow-offset-x="0in" draw:shadow-offset-y="0.022in" draw:shadow-color="#000000" draw:shadow-opacity="38%" fo:margin-left="0.1807in" fo:margin-right="0.2457in" fo:margin-top="0.028in" fo:margin-bottom="0.1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name="Straight Arrow Connector 7" draw:style-name="gr1" draw:text-style-name="P4" svg:width="0.435in" svg:height="0.3705in" svg:x="1.7311in" svg:y="0.3291in"><text:p/><draw:enhanced-geometry draw:mirror-horizontal="false" draw:mirror-vertical="false" svg:viewBox="0 0 21600 21600" draw:type="mso-spt32" draw:enhanced-path="M 0 0 L 21600 21600 N"/></draw:custom-shape>The key fingerprint is:</text:p>
      <text:p text:style-name="P2">SHA256:7UBuCgEAAHmKKl/mP8CArUx0MgxrKey0QQGqyEOBk/Q samuel@samuel-Inspiron-5577</text:p>
      <text:p text:style-name="P2">The key's randomart image is:</text:p>
      <text:p text:style-name="P2">+---[RSA 2048]----+</text:p>
      <text:p text:style-name="P2">|^Oo <text:s text:c="13"/>|</text:p>
      <text:p text:style-name="P2">|O*=o <text:s text:c="12"/>|</text:p>
      <text:p text:style-name="P2">|*&amp;+E. <text:s text:c="2"/>. <text:s text:c="7"/>|</text:p>
      <text:p text:style-name="P2">|&amp;.= <text:s/>. o . <text:s text:c="6"/>|</text:p>
      <text:p text:style-name="P2">|** o. <text:s text:c="2"/>S . <text:s text:c="5"/>|</text:p>
      <text:p text:style-name="P2">|+.. =. o o <text:s text:c="6"/>|</text:p>
      <text:p text:style-name="P2">|.. + .. <text:s text:c="2"/>. <text:s text:c="5"/>|</text:p>
      <text:p text:style-name="P2">| <text:s/>. . . <text:s text:c="9"/>|</text:p>
      <text:p text:style-name="P2">| <text:s text:c="4"/>... <text:s text:c="8"/>|</text:p>
      <text:p text:style-name="P2">+----[SHA256]-----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align="justify" style:justify-single-word="false" fo:text-indent="0in" style:auto-text-indent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landa Reimer</meta:initial-creator>
    <meta:editing-cycles>3</meta:editing-cycles>
    <meta:creation-date>2018-10-01T17:50:00</meta:creation-date>
    <dc:date>2018-10-06T16:12:23.951376973</dc:date>
    <meta:editing-duration>PT1M5S</meta:editing-duration>
    <meta:generator>LibreOffice/5.1.6.2$Linux_X86_64 LibreOffice_project/10m0$Build-2</meta:generator>
    <meta:document-statistic meta:table-count="0" meta:image-count="0" meta:object-count="0" meta:page-count="1" meta:paragraph-count="14" meta:word-count="53" meta:character-count="339" meta:non-whitespace-character-count="221"/>
    <meta:user-defined meta:name="AppVersion">16.0000</meta:user-defined>
    <meta:user-defined meta:name="Company">University of Montana, Computer Scien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